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304cm" fo:margin-left="0cm" table:align="left"/>
    </style:style>
    <style:style style:name="Table1.A" style:family="table-column">
      <style:table-column-properties style:column-width="5.902cm"/>
    </style:style>
    <style:style style:name="Table1.B" style:family="table-column">
      <style:table-column-properties style:column-width="11.40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598cm"/>
    </style:style>
    <style:style style:name="Table1.4" style:family="table-row">
      <style:table-row-properties style:min-row-height="1.506cm"/>
    </style:style>
    <style:style style:name="Table1.5" style:family="table-row">
      <style:table-row-properties style:min-row-height="0.896cm"/>
    </style:style>
    <style:style style:name="Table2" style:family="table">
      <style:table-properties style:width="17.602cm" fo:margin-left="-0.069cm" fo:margin-top="0cm" fo:margin-bottom="0cm" table:align="left"/>
    </style:style>
    <style:style style:name="Table2.A" style:family="table-column">
      <style:table-column-properties style:column-width="2.99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3.42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C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179cm" fo:margin-left="-0.178cm" table:align="left"/>
    </style:style>
    <style:style style:name="Table3.A" style:family="table-column">
      <style:table-column-properties style:column-width="3.572cm"/>
    </style:style>
    <style:style style:name="Table3.B" style:family="table-column">
      <style:table-column-properties style:column-width="3.41cm"/>
    </style:style>
    <style:style style:name="Table3.C" style:family="table-column">
      <style:table-column-properties style:column-width="5.092cm"/>
    </style:style>
    <style:style style:name="Table3.D" style:family="table-column">
      <style:table-column-properties style:column-width="5.105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left" style:writing-mode="lr-tb"/>
    </style:style>
    <style:style style:name="Table4.A" style:family="table-column">
      <style:table-column-properties style:column-width="2.103cm"/>
    </style:style>
    <style:style style:name="Table4.B" style:family="table-column">
      <style:table-column-properties style:column-width="2.491cm"/>
    </style:style>
    <style:style style:name="Table4.D" style:family="table-column">
      <style:table-column-properties style:column-width="2.566cm"/>
    </style:style>
    <style:style style:name="Table4.E" style:family="table-column">
      <style:table-column-properties style:column-width="2.263cm"/>
    </style:style>
    <style:style style:name="Table4.G" style:family="table-column">
      <style:table-column-properties style:column-width="2.596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text-properties fo:font-style="italic" officeooo:rsid="000741ab" officeooo:paragraph-rsid="000741ab" style:font-style-asian="italic" style:font-style-complex="italic"/>
    </style:style>
    <style:style style:name="P2" style:family="paragraph" style:parent-style-name="Standard">
      <style:text-properties officeooo:paragraph-rsid="000741ab"/>
    </style:style>
    <style:style style:name="P3" style:family="paragraph" style:parent-style-name="Standard">
      <style:text-properties fo:font-style="normal" officeooo:rsid="000741ab" officeooo:paragraph-rsid="000741ab" style:font-style-asian="normal" style:font-style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fo:font-style="normal" officeooo:rsid="000741ab" officeooo:paragraph-rsid="000741ab" style:font-style-asian="normal" style:font-style-complex="normal"/>
    </style:style>
    <style:style style:name="P5" style:family="paragraph" style:parent-style-name="Standard">
      <style:paragraph-properties fo:margin-top="0.101cm" fo:margin-bottom="0.101cm" style:contextual-spacing="false"/>
      <style:text-properties fo:font-style="normal" officeooo:rsid="000741ab" style:font-style-asian="normal" style:font-style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fo:font-style="normal" officeooo:rsid="0009b9a2" officeooo:paragraph-rsid="0009b9a2" style:font-style-asian="normal" style:font-style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fo:font-style="normal" officeooo:rsid="000b5d74" officeooo:paragraph-rsid="000b5d74" style:font-style-asian="normal" style:font-style-complex="normal"/>
    </style:style>
    <style:style style:name="P8" style:family="paragraph" style:parent-style-name="Standard">
      <style:paragraph-properties fo:margin-top="0.101cm" fo:margin-bottom="0.101cm" style:contextual-spacing="false"/>
      <style:text-properties fo:font-style="normal" officeooo:rsid="000b5d74" officeooo:paragraph-rsid="000c5611" style:font-style-asian="normal" style:font-style-complex="normal"/>
    </style:style>
    <style:style style:name="P9" style:family="paragraph" style:parent-style-name="Standard">
      <style:paragraph-properties fo:margin-top="0.101cm" fo:margin-bottom="0.101cm" style:contextual-spacing="false"/>
      <style:text-properties fo:font-style="normal" officeooo:rsid="000c5611" officeooo:paragraph-rsid="000c5611" style:font-style-asian="normal" style:font-style-complex="normal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741ab" officeooo:paragraph-rsid="000741ab"/>
    </style:style>
    <style:style style:name="P12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b5d74" officeooo:paragraph-rsid="000b5d74"/>
    </style:style>
    <style:style style:name="P13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officeooo:rsid="0009b9a2" officeooo:paragraph-rsid="0009b9a2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officeooo:rsid="0009b9a2" officeooo:paragraph-rsid="0009b9a2"/>
    </style:style>
    <style:style style:name="P15" style:family="paragraph" style:parent-style-name="Standard">
      <style:text-properties officeooo:paragraph-rsid="000dfae1"/>
    </style:style>
    <style:style style:name="P16" style:family="paragraph" style:parent-style-name="Standard">
      <style:paragraph-properties fo:margin-top="0.101cm" fo:margin-bottom="0.101cm" style:contextual-spacing="false"/>
      <style:text-properties fo:font-size="12pt" fo:font-style="normal" fo:font-weight="normal" officeooo:rsid="000dfae1" officeooo:paragraph-rsid="000dfa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fo:font-size="12pt" fo:font-style="normal" fo:font-weight="normal" officeooo:rsid="000f39d9" officeooo:paragraph-rsid="000f39d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fo:font-size="12pt" fo:font-style="normal" fo:font-weight="normal" officeooo:rsid="001080aa" officeooo:paragraph-rsid="001080a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.101cm" fo:margin-bottom="0.101cm" style:contextual-spacing="false"/>
      <style:text-properties fo:font-size="12pt" fo:font-style="normal" fo:font-weight="bold" officeooo:rsid="000f39d9" officeooo:paragraph-rsid="000f39d9" style:font-style-asian="normal" style:font-weight-asian="bold" style:font-style-complex="normal" style:font-weight-complex="bold"/>
    </style:style>
    <style:style style:name="P20" style:family="paragraph" style:parent-style-name="Table_20_Contents">
      <style:text-properties fo:font-size="12pt"/>
    </style:style>
    <style:style style:name="P21" style:family="paragraph" style:parent-style-name="Table_20_Contents">
      <style:text-properties fo:font-size="12pt" officeooo:rsid="000f39d9" officeooo:paragraph-rsid="000f39d9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f39d9" officeooo:paragraph-rsid="000f39d9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2pt" officeooo:rsid="000f39d9" officeooo:paragraph-rsid="000f39d9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080aa" officeooo:paragraph-rsid="001080aa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0a9b6" officeooo:paragraph-rsid="0010a9b6"/>
    </style:style>
    <style:style style:name="P26" style:family="paragraph" style:parent-style-name="Table_20_Contents">
      <style:paragraph-properties fo:text-align="center" style:justify-single-word="false"/>
      <style:text-properties fo:font-size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0f39d9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10a9b6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1080aa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fo:font-size="12pt" fo:font-style="normal" fo:font-weight="normal" officeooo:rsid="000dfae1" officeooo:paragraph-rsid="000dfae1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fo:font-size="12pt" fo:font-style="normal" fo:font-weight="normal" officeooo:rsid="000f39d9" officeooo:paragraph-rsid="000f39d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.101cm" fo:margin-bottom="0.101cm" style:contextual-spacing="false"/>
      <style:text-properties fo:font-size="12pt" fo:font-style="normal" fo:font-weight="normal" officeooo:rsid="000f39d9" officeooo:paragraph-rsid="000f39d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top="0.101cm" fo:margin-bottom="0.101cm" style:contextual-spacing="false"/>
      <style:text-properties fo:font-size="12pt" fo:font-style="normal" fo:font-weight="normal" officeooo:rsid="00116e58" officeooo:paragraph-rsid="00116e58" style:font-style-asian="normal" style:font-weight-asian="normal" style:font-style-complex="normal" style:font-weight-complex="normal"/>
    </style:style>
    <style:style style:name="P34" style:family="paragraph" style:parent-style-name="Standard" style:list-style-name="L2">
      <style:paragraph-properties fo:margin-top="0.101cm" fo:margin-bottom="0.101cm" style:contextual-spacing="false"/>
      <style:text-properties fo:font-size="12pt" fo:font-style="normal" fo:font-weight="normal" officeooo:rsid="00116e58" officeooo:paragraph-rsid="00116e5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top="0.101cm" fo:margin-bottom="0.101cm" style:contextual-spacing="false"/>
      <style:text-properties fo:font-size="16pt" fo:font-style="normal" fo:font-weight="bold" officeooo:rsid="00116e58" officeooo:paragraph-rsid="00116e58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>
      <loext:graphic-properties draw:fill="none"/>
    </style:style>
    <style:style style:name="P40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6pt" fo:font-style="italic" fo:font-weight="bold" officeooo:rsid="000dfae1" style:font-style-asian="italic" style:font-weight-asian="bold" style:font-style-complex="italic" style:font-weight-complex="bold"/>
    </style:style>
    <style:style style:name="T3" style:family="text">
      <style:text-properties fo:font-size="16pt" fo:font-weight="bold" officeooo:rsid="000f39d9" style:font-weight-asian="bold" style:font-weight-complex="bold"/>
    </style:style>
    <style:style style:name="T4" style:family="text">
      <style:text-properties fo:font-size="16pt" fo:font-weight="normal" officeooo:rsid="000f39d9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09b9a2"/>
    </style:style>
    <style:style style:name="T8" style:family="text">
      <style:text-properties officeooo:rsid="000b5d74"/>
    </style:style>
    <style:style style:name="T9" style:family="text">
      <style:text-properties officeooo:rsid="000c5611"/>
    </style:style>
    <style:style style:name="T10" style:family="text">
      <style:text-properties fo:font-size="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0f39d9"/>
    </style:style>
    <style:style style:name="T15" style:family="text">
      <style:text-properties officeooo:rsid="001080aa"/>
    </style:style>
    <style:style style:name="T16" style:family="text">
      <style:text-properties officeooo:rsid="0010a9b6"/>
    </style:style>
    <style:style style:name="T17" style:family="text">
      <style:text-properties fo:font-size="12pt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61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5.897cm" fo:min-width="1.55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5.573cm" fo:min-width="1.55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5eb91e" draw:marker-start-width="0.427cm" draw:marker-end-width="0.427cm" draw:fill="none" draw:textarea-horizontal-align="justify" draw:textarea-vertical-align="middle" draw:auto-grow-height="false" fo:min-height="25.04cm" fo:min-width="1.55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3faf46" draw:marker-start-width="0.427cm" draw:marker-end-width="0.427cm" draw:fill="none" draw:textarea-horizontal-align="justify" draw:textarea-vertical-align="middle" draw:auto-grow-height="false" fo:min-height="3.062cm" fo:min-width="1.56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S 549: Performance Analysis of Computer Networks</text:span> </text:p>
      <text:p text:style-name="Standard">Lab Assignment 2 </text:p>
      <text:p text:style-name="Standard">Submitted By : <text:s/>Yash Gupta , B21147 </text:p>
      <text:p text:style-name="Standard"><draw:line text:anchor-type="paragraph" draw:z-index="0" draw:name="Horizontal line 1" draw:style-name="gr6" draw:text-style-name="P40" svg:x1="-0.028cm" svg:y1="0.476cm" svg:x2="16.861cm" svg:y2="0.476cm"><text:p/></draw:line></text:p>
      <text:p text:style-name="P15"/>
      <text:p text:style-name="Standard"/>
      <text:p text:style-name="P1">what to measrue ?</text:p>
      <text:p text:style-name="P3">- Network Throughput</text:p>
      <text:p text:style-name="P3"/>
      <text:p text:style-name="P1">How to measure ?</text:p>
      <text:p text:style-name="P1">- <text:span text:style-name="T5">Using the tool </text:span><text:span text:style-name="T6">wget</text:span></text:p>
      <text:p text:style-name="P3"/>
      <text:p text:style-name="P1">Factors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Factors </text:p>
          </table:table-cell>
          <table:table-cell table:style-name="Table1.B1" office:value-type="string">
            <text:p text:style-name="P11">Levels </text:p>
          </table:table-cell>
        </table:table-row>
        <table:table-row>
          <table:table-cell table:style-name="Table1.A2" office:value-type="string">
            <text:p text:style-name="P11">File Size </text:p>
          </table:table-cell>
          <table:table-cell table:style-name="Table1.B2" office:value-type="string">
            <text:p text:style-name="P11">1B , 1kB, 10kB, 100kB, 500kB , 1MB, 10MB, 100MB, 500M<text:span text:style-name="T8">B</text:span> <text:s/></text:p>
          </table:table-cell>
        </table:table-row>
        <table:table-row table:style-name="Table1.3">
          <table:table-cell table:style-name="Table1.A2" office:value-type="string">
            <text:p text:style-name="P11">Download speed limit</text:p>
          </table:table-cell>
          <table:table-cell table:style-name="Table1.B2" office:value-type="string">
            <text:p text:style-name="P10">-<text:span text:style-name="T7">1 , 1 <text:s/>( low and high ) <text:s/>( 1M</text:span><text:span text:style-name="T8">b</text:span><text:span text:style-name="T7"> /s , 5M</text:span><text:span text:style-name="T8">b</text:span><text:span text:style-name="T7"> /s) </text:span></text:p>
          </table:table-cell>
        </table:table-row>
        <table:table-row table:style-name="Table1.4">
          <table:table-cell table:style-name="Table1.A2" office:value-type="string">
            <text:p text:style-name="P11">Number of concurrent file downloads running</text:p>
          </table:table-cell>
          <table:table-cell table:style-name="Table1.B2" office:value-type="string">
            <text:p text:style-name="P12">1, 2, 3 </text:p>
          </table:table-cell>
        </table:table-row>
        <table:table-row table:style-name="Table1.5">
          <table:table-cell table:style-name="Table1.A2" office:value-type="string">
            <text:p text:style-name="P11">Time of Day </text:p>
          </table:table-cell>
          <table:table-cell table:style-name="Table1.B2" office:value-type="string">
            <text:p text:style-name="P11">Morning , Day , <text:span text:style-name="T8">evening</text:span></text:p>
          </table:table-cell>
        </table:table-row>
      </table:table>
      <text:p text:style-name="P3"/>
      <text:p text:style-name="P1"><text:s/></text:p>
      <text:p text:style-name="P6">For simplicity considering :</text:p>
      <text:p text:style-name="P6">Levels of File size as 3 ---- 10KB , 1M<text:span text:style-name="T8">B</text:span>, 100 M<text:span text:style-name="T8">B</text:span> </text:p>
      <text:p text:style-name="P6"/>
      <text:p text:style-name="P7">The experimental is conducted as follows:-</text:p>
      <text:p text:style-name="P8">A full factorial design is implemented , <text:span text:style-name="T9">with 3 repititions. This implies the total number of experiment to be done are :- <text:s/></text:span></text:p>
      <text:p text:style-name="P9">( 3 for File size ) * ( 2 for Speed Limit ) * ( 3 for concurrrent dowloads ) * ( 3 for time of day ) * ( 3 for reps ) = <text:s/>162 in total.</text:p>
      <text:p text:style-name="P8"/>
      <text:p text:style-name="P9">The data collected by varying all levels of all factors is described in the below table. Note that the data is sorted based on highest value of througput first. ( That’s what we need for good performance).</text:p>
      <text:p text:style-name="P9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File Size</text:p>
          </table:table-cell>
          <table:table-cell table:style-name="Table2.A1" office:value-type="string">
            <text:p text:style-name="P13">Speed Limit</text:p>
          </table:table-cell>
          <table:table-cell table:style-name="Table2.A1" office:value-type="string">
            <text:p text:style-name="P13">Concurrent Downloads </text:p>
          </table:table-cell>
          <table:table-cell table:style-name="Table2.A1" office:value-type="string">
            <text:p text:style-name="P13">Time of the day</text:p>
          </table:table-cell>
          <table:table-cell table:style-name="Table2.A1" office:value-type="string">
            <text:p text:style-name="P14">Throughput </text:p>
            <text:p text:style-name="P14"><draw:custom-shape text:anchor-type="paragraph" draw:z-index="5" draw:name="Shape 5" draw:style-name="gr1" svg:width="0.299cm" svg:height="0.299cm" svg:x="2.39cm" svg:y="0.10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( KB/s)</text:p>
          </table:table-cell>
        </table:table-row>
        <table:table-row table:style-name="Table2.1">
          <table:table-cell table:style-name="Table2.A1" office:value-type="string">
            <text:p text:style-name="P10"><draw:custom-shape text:anchor-type="paragraph" draw:z-index="1" draw:name="Shape 1" draw:style-name="gr5" draw:text-style-name="P39" svg:width="1.791cm" svg:height="3.285cm" svg:x="0.538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88268.8">
            <text:p text:style-name="P10">88268.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6355.2">
            <text:p text:style-name="P10">66355.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6201.6">
            <text:p text:style-name="P10">66201.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A1" office:value-type="string">
            <text:p text:style-name="P10">65 433.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3283.2">
            <text:p text:style-name="P10">63283.2</text:p>
          </table:table-cell>
        </table:table-row>
        <text:soft-page-break/>
        <table:table-row table:style-name="Table2.1">
          <table:table-cell table:style-name="Table2.A1" office:value-type="string">
            <text:p text:style-name="P10"><draw:custom-shape text:anchor-type="paragraph" draw:z-index="2" draw:name="Shape 2" draw:style-name="gr4" draw:text-style-name="P39" svg:width="1.777cm" svg:height="25.263cm" svg:x="0.51cm" svg:y="0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1235.2">
            <text:p text:style-name="P10">61235.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9904">
            <text:p text:style-name="P10">5990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9392">
            <text:p text:style-name="P10">5939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9187.2">
            <text:p text:style-name="P10">59187.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8880">
            <text:p text:style-name="P10">58880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8880">
            <text:p text:style-name="P10">58880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8675.2">
            <text:p text:style-name="P10">58675.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8470.4">
            <text:p text:style-name="P10">58470.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8368">
            <text:p text:style-name="P10">5836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7600">
            <text:p text:style-name="P10">57600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7344">
            <text:p text:style-name="P10">5734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4988.8">
            <text:p text:style-name="P10">54988.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4272">
            <text:p text:style-name="P10">5427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3657.6">
            <text:p text:style-name="P10">53657.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2053.33">
            <text:p text:style-name="P10">52053.33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1746.13">
            <text:p text:style-name="P10">51746.13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1647.14">
            <text:p text:style-name="P10">51647.1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1613.01">
            <text:p text:style-name="P10">51613.01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1404.8">
            <text:p text:style-name="P10">51404.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0073.6">
            <text:p text:style-name="P10">50073.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9664">
            <text:p text:style-name="P10">4966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5813.76">
            <text:p text:style-name="P10">45813.7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0755.2">
            <text:p text:style-name="P10">40755.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0239.78">
            <text:p text:style-name="P10">40239.7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39424">
            <text:p text:style-name="P10">3942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39424">
            <text:p text:style-name="P10">3942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7246.29">
            <text:p text:style-name="P10">37246.29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35061.76">
            <text:p text:style-name="P10">35061.7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3327.78">
            <text:p text:style-name="P10">33327.7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1723.52">
            <text:p text:style-name="P10">31723.5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31114.24">
            <text:p text:style-name="P10">31114.2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0796.8">
            <text:p text:style-name="P10">30796.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30468.3">
            <text:p text:style-name="P10">30468.3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0376.96">
            <text:p text:style-name="P10">30376.9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28876.8">
            <text:p text:style-name="P10">28876.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2370.98">
            <text:p text:style-name="P10">22370.9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0988.58">
            <text:p text:style-name="P10">20988.58</text:p>
          </table:table-cell>
        </table:table-row>
        <text:soft-page-break/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11605.33">
            <text:p text:style-name="P10">11605.3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11400.53">
            <text:p text:style-name="P10">11400.53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10581.33">
            <text:p text:style-name="P10">10581.3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10018.13">
            <text:p text:style-name="P10">10018.13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9999.36">
            <text:p text:style-name="P10">9999.3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9895.25">
            <text:p text:style-name="P10">9895.25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9840.64">
            <text:p text:style-name="P10">9840.6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9359.36">
            <text:p text:style-name="P10">9359.3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9036.8">
            <text:p text:style-name="P10">9036.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8744.96">
            <text:p text:style-name="P10">8744.9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8704">
            <text:p text:style-name="P10">870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8683.52">
            <text:p text:style-name="P10">8683.5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8622.08">
            <text:p text:style-name="P10">8622.0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8478.72">
            <text:p text:style-name="P10">8478.7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8458.24">
            <text:p text:style-name="P10">8458.2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8314.88">
            <text:p text:style-name="P10">8314.8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7905.28">
            <text:p text:style-name="P10">7905.2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838.72">
            <text:p text:style-name="P10">7838.7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833.6">
            <text:p text:style-name="P10">7833.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7741.44">
            <text:p text:style-name="P10">7741.44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669.76">
            <text:p text:style-name="P10">7669.7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7475.2">
            <text:p text:style-name="P10">7475.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7464.96">
            <text:p text:style-name="P10">7464.9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408.64">
            <text:p text:style-name="P10">7408.6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408.64">
            <text:p text:style-name="P10">7408.64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7311.36">
            <text:p text:style-name="P10">7311.3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162.88">
            <text:p text:style-name="P10">7162.8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7034.88">
            <text:p text:style-name="P10">7034.8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656">
            <text:p text:style-name="P10">665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645.76">
            <text:p text:style-name="P10">6645.7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574.08">
            <text:p text:style-name="P10">6574.0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6430.72">
            <text:p text:style-name="P10">6430.7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6157.65">
            <text:p text:style-name="P10">6157.65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6133.76">
            <text:p text:style-name="P10">6133.7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6120.1">
            <text:p text:style-name="P10">6120.1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6116.69">
            <text:p text:style-name="P10">6116.69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942.61">
            <text:p text:style-name="P10">5942.61</text:p>
          </table:table-cell>
        </table:table-row>
        <text:soft-page-break/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918.72">
            <text:p text:style-name="P10">5918.7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898.24">
            <text:p text:style-name="P10">5898.24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862.4">
            <text:p text:style-name="P10">5862.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652.48">
            <text:p text:style-name="P10">5652.4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601.28">
            <text:p text:style-name="P10">5601.2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434.02">
            <text:p text:style-name="P10">5434.0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379.41">
            <text:p text:style-name="P10">5379.41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212.16">
            <text:p text:style-name="P10">5212.1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150.72">
            <text:p text:style-name="P10">5150.7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147.3">
            <text:p text:style-name="P10">5147.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130.24">
            <text:p text:style-name="P10">5130.24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120">
            <text:p text:style-name="P10">5120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109.76">
            <text:p text:style-name="P10">5109.7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051.73">
            <text:p text:style-name="P10">5051.7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048.32">
            <text:p text:style-name="P10">5048.3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5021.01">
            <text:p text:style-name="P10">5021.01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5007.36">
            <text:p text:style-name="P10">5007.3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956.16">
            <text:p text:style-name="P10">4956.1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945.92">
            <text:p text:style-name="P10">4945.9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945.92">
            <text:p text:style-name="P10">4945.9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904.96">
            <text:p text:style-name="P10">4904.9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898.13">
            <text:p text:style-name="P10">4898.1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812.8">
            <text:p text:style-name="P10">4812.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795.73">
            <text:p text:style-name="P10">4795.7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792.32">
            <text:p text:style-name="P10">4792.3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747.94">
            <text:p text:style-name="P10">4747.94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4700.16">
            <text:p text:style-name="P10">4700.1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669.44">
            <text:p text:style-name="P10">4669.44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659.2">
            <text:p text:style-name="P10">4659.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444.16">
            <text:p text:style-name="P10">4444.1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439.04">
            <text:p text:style-name="P10">4439.0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4188.16">
            <text:p text:style-name="P10">4188.1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147.2">
            <text:p text:style-name="P10">4147.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4044.8">
            <text:p text:style-name="P10">4044.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870.72">
            <text:p text:style-name="P10">3870.7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3819.52">
            <text:p text:style-name="P10">3819.5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3599.36">
            <text:p text:style-name="P10">3599.36</text:p>
          </table:table-cell>
        </table:table-row>
        <text:soft-page-break/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3433.02">
            <text:p text:style-name="P10">3433.0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3322.88">
            <text:p text:style-name="P10">3322.8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3297.28">
            <text:p text:style-name="P10">3297.2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995.2">
            <text:p text:style-name="P10">2995.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914.98">
            <text:p text:style-name="P10">2914.9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809.17">
            <text:p text:style-name="P10">2809.17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2662.4">
            <text:p text:style-name="P10">2662.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2560">
            <text:p text:style-name="P10">2560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539.52">
            <text:p text:style-name="P10">2539.52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Morning</text:p>
          </table:table-cell>
          <table:table-cell table:style-name="Table2.C2" office:value-type="float" office:value="2529.28">
            <text:p text:style-name="P10">2529.2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426.88">
            <text:p text:style-name="P10">2426.8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416.64">
            <text:p text:style-name="P10">2416.6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231.48">
            <text:p text:style-name="P10">2231.48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Afternoon</text:p>
          </table:table-cell>
          <table:table-cell table:style-name="Table2.C2" office:value-type="float" office:value="2194.44">
            <text:p text:style-name="P10">2194.4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<draw:custom-shape text:anchor-type="paragraph" draw:z-index="3" draw:name="Shape 3" draw:style-name="gr3" draw:text-style-name="P39" svg:width="1.777cm" svg:height="15.796cm" svg:x="0.949cm" svg:y="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vening</text:p>
          </table:table-cell>
          <table:table-cell table:style-name="Table2.C2" office:value-type="float" office:value="2174.29">
            <text:p text:style-name="P10">2174.29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131.37">
            <text:p text:style-name="P10">2131.37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104.62">
            <text:p text:style-name="P10">2104.6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048">
            <text:p text:style-name="P10">204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017.28">
            <text:p text:style-name="P10">2017.2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996.8">
            <text:p text:style-name="P10">1996.8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955.84">
            <text:p text:style-name="P10">1955.84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641.96">
            <text:p text:style-name="P10">1641.9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551.36">
            <text:p text:style-name="P10">1551.3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510.4">
            <text:p text:style-name="P10">1510.4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454.08">
            <text:p text:style-name="P10">1454.0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433.6">
            <text:p text:style-name="P10">1433.6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413.12">
            <text:p text:style-name="P10">1413.1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389.41">
            <text:p text:style-name="P10">1389.41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361.92">
            <text:p text:style-name="P10">1361.92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300.48">
            <text:p text:style-name="P10">1300.4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100.8">
            <text:p text:style-name="P10">1100.8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090.3">
            <text:p text:style-name="P10">1090.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1025.93">
            <text:p text:style-name="P10">1025.93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3">
            <text:p text:style-name="P10">3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944.66">
            <text:p text:style-name="P10">944.6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839">
            <text:p text:style-name="P10">839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808.5">
            <text:p text:style-name="P10">808.5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790">
            <text:p text:style-name="P10">790</text:p>
          </table:table-cell>
        </table:table-row>
        <text:soft-page-break/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<draw:custom-shape text:anchor-type="paragraph" draw:z-index="4" draw:name="Shape 4" draw:style-name="gr2" draw:text-style-name="P39" svg:width="1.777cm" svg:height="6.12cm" svg:x="0.963cm" svg:y="0.0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vening</text:p>
          </table:table-cell>
          <table:table-cell table:style-name="Table2.C2" office:value-type="float" office:value="752">
            <text:p text:style-name="P10">75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712">
            <text:p text:style-name="P10">712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706">
            <text:p text:style-name="P10">706</text:p>
          </table:table-cell>
        </table:table-row>
        <table:table-row table:style-name="Table2.1">
          <table:table-cell table:style-name="Table2.A1" office:value-type="string">
            <text:p text:style-name="P10">1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687">
            <text:p text:style-name="P10">687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5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666">
            <text:p text:style-name="P10">66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2">
            <text:p text:style-name="P10">2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657">
            <text:p text:style-name="P10">657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86">
            <text:p text:style-name="P10">586</text:p>
          </table:table-cell>
        </table:table-row>
        <table:table-row table:style-name="Table2.1">
          <table:table-cell table:style-name="Table2.A1" office:value-type="string">
            <text:p text:style-name="P10">100M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549">
            <text:p text:style-name="P10">549</text:p>
          </table:table-cell>
        </table:table-row>
        <table:table-row table:style-name="Table2.1">
          <table:table-cell table:style-name="Table2.A1" office:value-type="string">
            <text:p text:style-name="P10">10KB</text:p>
          </table:table-cell>
          <table:table-cell table:style-name="Table2.A1" office:value-type="string">
            <text:p text:style-name="P10">100M</text:p>
          </table:table-cell>
          <table:table-cell table:style-name="Table2.C2" office:value-type="float" office:value="1">
            <text:p text:style-name="P10">1</text:p>
          </table:table-cell>
          <table:table-cell table:style-name="Table2.A1" office:value-type="string">
            <text:p text:style-name="P10">Evening</text:p>
          </table:table-cell>
          <table:table-cell table:style-name="Table2.C2" office:value-type="float" office:value="24.9">
            <text:p text:style-name="P10">24.9</text:p>
          </table:table-cell>
        </table:table-row>
      </table:table>
      <text:p text:style-name="P5"/>
      <text:p text:style-name="P4"><text:s/><text:span text:style-name="T2">Observation / Pattern </text:span><text:span text:style-name="T3">(Ranking Method)</text:span><text:span text:style-name="T4"> :-</text:span></text:p>
      <text:p text:style-name="P16">As marked with the Bounding boxed ( green and red ) , We can say :-</text:p>
      <text:list xml:id="list2805924076" text:style-name="L1">
        <text:list-item>
          <text:p text:style-name="P30">If the file size is smaller ( like 10KB in our case) – we most probably will get a higher throughput <text:span text:style-name="T14">( green box ).</text:span></text:p>
        </text:list-item>
        <text:list-item>
          <text:p text:style-name="P31">We are very likely to get very less throughput ( even less than 1MB/sec) if the<text:span text:style-name="T11"> </text:span><text:span text:style-name="T13">time of day</text:span><text:span text:style-name="T12"> </text:span>is <text:span text:style-name="T11">evening </text:span>( red box ). <text:span text:style-name="T10">Very sad it is :( </text:span></text:p>
        </text:list-item>
      </text:list>
      <text:p text:style-name="P17"/>
      <text:p text:style-name="P17"/>
      <text:p text:style-name="P19"><text:span text:style-name="T1">Range Method :-</text:span> </text:p>
      <text:p text:style-name="P17">For this, we need to change our table a little bit ( actually quite many changes )</text:p>
      <text:p text:style-name="P18">One more column can be added here which will include all the throughput values for all levels and factors , but to keep the report short I have included the whole tables in appendix.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Factor </text:p>
          </table:table-cell>
          <table:table-cell table:style-name="Table3.A1" office:value-type="string">
            <text:p text:style-name="P21">Level </text:p>
          </table:table-cell>
          <table:table-cell table:style-name="Table3.A1" office:value-type="string">
            <text:p text:style-name="P24">Average throughput </text:p>
          </table:table-cell>
          <table:table-cell table:style-name="Table3.D1" office:value-type="string">
            <text:p text:style-name="P22">Range <text:span text:style-name="T15">( max – min ) </text:span></text:p>
          </table:table-cell>
        </table:table-row>
        <table:table-row>
          <table:table-cell table:style-name="Table3.A2" office:value-type="string">
            <text:p text:style-name="P23"/>
            <text:p text:style-name="P23"/>
            <text:p text:style-name="P23"/>
            <text:p text:style-name="P23">File size </text:p>
          </table:table-cell>
          <table:table-cell table:style-name="Table3.A2" office:value-type="string">
            <text:p text:style-name="P22"/>
            <text:p text:style-name="P22">10KB</text:p>
            <text:p text:style-name="P22"/>
            <text:p text:style-name="P22">1MB </text:p>
            <text:p text:style-name="P22"/>
            <text:p text:style-name="P22">100MB</text:p>
            <text:p text:style-name="P22"/>
            <text:p text:style-name="P22"/>
          </table:table-cell>
          <table:table-cell table:style-name="Table3.A2" office:value-type="string">
            <text:p text:style-name="P26"/>
            <text:p text:style-name="P29">38574.4</text:p>
            <text:p text:style-name="P29"/>
            <text:p text:style-name="P29">5390.34</text:p>
            <text:p text:style-name="P29"/>
            <text:p text:style-name="P29">4447.62</text:p>
          </table:table-cell>
          <table:table-cell table:style-name="Table3.D2" office:value-type="string">
            <text:p text:style-name="P20"/>
            <text:p text:style-name="P20"/>
            <text:p text:style-name="P20"/>
            <text:p text:style-name="P36"><text:span text:style-name="T17">34126.78</text:span></text:p>
          </table:table-cell>
        </table:table-row>
        <table:table-row>
          <table:table-cell table:style-name="Table3.A2" office:value-type="string">
            <text:p text:style-name="P22"/>
            <text:p text:style-name="P22"/>
            <text:p text:style-name="P22"/>
            <text:p text:style-name="P22">Time of the day </text:p>
          </table:table-cell>
          <table:table-cell table:style-name="Table3.A2" office:value-type="string">
            <text:p text:style-name="P22"/>
            <text:p text:style-name="P22">Morning </text:p>
            <text:p text:style-name="P22"/>
            <text:p text:style-name="P22">Afternoon</text:p>
            <text:p text:style-name="P22"/>
            <text:p text:style-name="P22">Evening</text:p>
            <text:p text:style-name="P22"/>
          </table:table-cell>
          <table:table-cell table:style-name="Table3.A2" office:value-type="string">
            <text:p text:style-name="P26"/>
            <text:p text:style-name="P26">18930.6</text:p>
            <text:p text:style-name="P26"/>
            <text:p text:style-name="P26">20268.7</text:p>
            <text:p text:style-name="P26"/>
            <text:p text:style-name="P26">9213.04</text:p>
          </table:table-cell>
          <table:table-cell table:style-name="Table3.D2" office:value-type="string">
            <text:p text:style-name="P20"/>
            <text:p text:style-name="P20"/>
            <text:p text:style-name="P20"/>
            <text:p text:style-name="P26">11055.66</text:p>
          </table:table-cell>
        </table:table-row>
        <table:table-row>
          <table:table-cell table:style-name="Table3.A2" office:value-type="string">
            <text:p text:style-name="P22">Number of concurrent </text:p>
            <text:p text:style-name="P22">Downloads </text:p>
          </table:table-cell>
          <table:table-cell table:style-name="Table3.A2" office:value-type="string">
            <text:p text:style-name="P22">1</text:p>
            <text:p text:style-name="P22"/>
            <text:p text:style-name="P22">2</text:p>
            <text:p text:style-name="P22"><text:soft-page-break/></text:p>
            <text:p text:style-name="P22">3</text:p>
            <text:p text:style-name="P22"/>
          </table:table-cell>
          <table:table-cell table:style-name="Table3.A2" office:value-type="string">
            <text:p text:style-name="P26">17510.6</text:p>
            <text:p text:style-name="P26"/>
            <text:p text:style-name="P26">15721.5</text:p>
            <text:p text:style-name="P26"><text:soft-page-break/></text:p>
            <text:p text:style-name="P26">15180.3</text:p>
          </table:table-cell>
          <table:table-cell table:style-name="Table3.D2" office:value-type="string">
            <text:p text:style-name="P20"/>
            <text:p text:style-name="P25">2330.3</text:p>
          </table:table-cell>
        </table:table-row>
        <table:table-row>
          <table:table-cell table:style-name="Table3.A2" office:value-type="string">
            <text:p text:style-name="P27"><text:line-break/><text:span text:style-name="T16">Speed Limit </text:span></text:p>
          </table:table-cell>
          <table:table-cell table:style-name="Table3.A2" office:value-type="string">
            <text:p text:style-name="P26"/>
            <text:p text:style-name="P25">5MB</text:p>
            <text:p text:style-name="P25"/>
            <text:p text:style-name="P25">100MB</text:p>
          </table:table-cell>
          <table:table-cell table:style-name="Table3.A2" office:value-type="string">
            <text:p text:style-name="P28"/>
            <text:p text:style-name="P28">16862</text:p>
            <text:p text:style-name="P28"/>
            <text:p text:style-name="P28">15412.9</text:p>
          </table:table-cell>
          <table:table-cell table:style-name="Table3.D2" office:value-type="string">
            <text:p text:style-name="P20"/>
            <text:p text:style-name="P20"/>
            <text:p text:style-name="P25">1449.1</text:p>
          </table:table-cell>
        </table:table-row>
      </table:table>
      <text:p text:style-name="P17"><text:s/></text:p>
      <text:p text:style-name="P17"/>
      <text:p text:style-name="P33">From the above table :</text:p>
      <text:list xml:id="list2510613031" text:style-name="L2">
        <text:list-item>
          <text:p text:style-name="P34"><text:span text:style-name="T11">File size</text:span> have the largest range , that means it is the most important factor.</text:p>
        </text:list-item>
        <text:list-item>
          <text:p text:style-name="P34">Secondly , <text:span text:style-name="T11">Time of the day</text:span> have the 2<text:span text:style-name="T18">nd</text:span> largest range , that implies it is the second most imp factor.</text:p>
        </text:list-item>
      </text:list>
      <text:p text:style-name="P33"/>
      <text:p text:style-name="P33"/>
      <text:p text:style-name="P35">Allocation of Variation</text:p>
      <text:p text:style-name="P17"><text:tab/><text:tab/></text:p>
      <text:p text:style-name="P17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B"/>
        <table:table-column table:style-name="Table4.G"/>
        <table:table-row>
          <table:table-cell table:style-name="Table4.A1" office:value-type="string">
            <text:p text:style-name="P37"/>
          </table:table-cell>
          <table:table-cell table:style-name="Table4.B1" office:value-type="string">
            <text:p text:style-name="P36">Morning</text:p>
          </table:table-cell>
          <table:table-cell table:style-name="Table4.A1" office:value-type="string">
            <text:p text:style-name="P36">Afternoon</text:p>
          </table:table-cell>
          <table:table-cell table:style-name="Table4.A1" office:value-type="string">
            <text:p text:style-name="P36">Evening </text:p>
          </table:table-cell>
          <table:table-cell table:style-name="Table4.A1" office:value-type="string">
            <text:p text:style-name="Table_20_Contents">Row Sum </text:p>
          </table:table-cell>
          <table:table-cell table:style-name="Table4.A1" office:value-type="string">
            <text:p text:style-name="Table_20_Contents">Row Mean</text:p>
          </table:table-cell>
          <table:table-cell table:style-name="Table4.A1" office:value-type="string">
            <text:p text:style-name="Table_20_Contents">Row effect </text:p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B1" office:value-type="string">
            <text:p text:style-name="P36">58470.4</text:p>
          </table:table-cell>
          <table:table-cell table:style-name="Table4.A1" office:value-type="string">
            <text:p text:style-name="P36">57344</text:p>
          </table:table-cell>
          <table:table-cell table:style-name="Table4.A1" office:value-type="string">
            <text:p text:style-name="P36">30468.3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6">10KB </text:p>
          </table:table-cell>
          <table:table-cell table:style-name="Table4.B1" office:value-type="string">
            <text:p text:style-name="P36">59904</text:p>
          </table:table-cell>
          <table:table-cell table:style-name="Table4.A1" office:value-type="string">
            <text:p text:style-name="P36">57600</text:p>
          </table:table-cell>
          <table:table-cell table:style-name="Table4.A1" office:value-type="string">
            <text:p text:style-name="P36">3297.28</text:p>
          </table:table-cell>
          <table:table-cell table:style-name="Table4.A1" office:value-type="string">
            <text:p text:style-name="P38">340207.82</text:p>
          </table:table-cell>
          <table:table-cell table:style-name="Table4.A1" office:value-type="string">
            <text:p text:style-name="P38">37800.86889</text:p>
          </table:table-cell>
          <table:table-cell table:style-name="Table4.A1" office:value-type="string">
            <text:p text:style-name="P38">22382.49185</text:p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B1" office:value-type="string">
            <text:p text:style-name="P36">30376.96</text:p>
          </table:table-cell>
          <table:table-cell table:style-name="Table4.A1" office:value-type="string">
            <text:p text:style-name="P36">39424</text:p>
          </table:table-cell>
          <table:table-cell table:style-name="Table4.A1" office:value-type="string">
            <text:p text:style-name="P36">3322.88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6">1MB </text:p>
          </table:table-cell>
          <table:table-cell table:style-name="Table4.A1" office:value-type="string">
            <text:p text:style-name="P36">7408.64</text:p>
          </table:table-cell>
          <table:table-cell table:style-name="Table4.A1" office:value-type="string">
            <text:p text:style-name="P36">9999.36</text:p>
          </table:table-cell>
          <table:table-cell table:style-name="Table4.A1" office:value-type="string">
            <text:p text:style-name="P36">1551.36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6">8314.88</text:p>
          </table:table-cell>
          <table:table-cell table:style-name="Table4.A1" office:value-type="string">
            <text:p text:style-name="P36">4147.2</text:p>
          </table:table-cell>
          <table:table-cell table:style-name="Table4.A1" office:value-type="string">
            <text:p text:style-name="P36">1510.4</text:p>
          </table:table-cell>
          <table:table-cell table:style-name="Table4.A1" office:value-type="string">
            <text:p text:style-name="P38">45208.92</text:p>
          </table:table-cell>
          <table:table-cell table:style-name="Table4.A1" office:value-type="string">
            <text:p text:style-name="P38">5023.213333</text:p>
          </table:table-cell>
          <table:table-cell table:style-name="Table4.A1" office:value-type="string">
            <text:p text:style-name="P38">-10395.1637</text:p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6">7838.72</text:p>
          </table:table-cell>
          <table:table-cell table:style-name="Table4.A1" office:value-type="string">
            <text:p text:style-name="P36">3599.36</text:p>
          </table:table-cell>
          <table:table-cell table:style-name="Table4.A1" office:value-type="string">
            <text:p text:style-name="P36">839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6">100MB </text:p>
          </table:table-cell>
          <table:table-cell table:style-name="Table4.A1" office:value-type="string">
            <text:p text:style-name="P36">4945.92</text:p>
          </table:table-cell>
          <table:table-cell table:style-name="Table4.A1" office:value-type="string">
            <text:p text:style-name="P36">4904.96</text:p>
          </table:table-cell>
          <table:table-cell table:style-name="Table4.A1" office:value-type="string">
            <text:p text:style-name="P36">712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6">4439.04</text:p>
          </table:table-cell>
          <table:table-cell table:style-name="Table4.A1" office:value-type="string">
            <text:p text:style-name="P36">5007.36</text:p>
          </table:table-cell>
          <table:table-cell table:style-name="Table4.A1" office:value-type="string">
            <text:p text:style-name="P36">1100.8</text:p>
          </table:table-cell>
          <table:table-cell table:style-name="Table4.A1" office:value-type="string">
            <text:p text:style-name="P38">30879.44</text:p>
          </table:table-cell>
          <table:table-cell table:style-name="Table4.A1" office:value-type="string">
            <text:p text:style-name="P38">3431.048889</text:p>
          </table:table-cell>
          <table:table-cell table:style-name="Table4.A1" office:value-type="string">
            <text:p text:style-name="P38">-11987.32815</text:p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6">4444.16</text:p>
          </table:table-cell>
          <table:table-cell table:style-name="Table4.A1" office:value-type="string">
            <text:p text:style-name="P36">4659.2</text:p>
          </table:table-cell>
          <table:table-cell table:style-name="Table4.A1" office:value-type="string">
            <text:p text:style-name="P36">666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Table_20_Contents">COlumn Sum</text:p>
          </table:table-cell>
          <table:table-cell table:style-name="Table4.A1" office:value-type="string">
            <text:p text:style-name="P38">186142.72</text:p>
          </table:table-cell>
          <table:table-cell table:style-name="Table4.A1" office:value-type="string">
            <text:p text:style-name="P38">186685.44</text:p>
          </table:table-cell>
          <table:table-cell table:style-name="Table4.A1" office:value-type="string">
            <text:p text:style-name="P38">43468.02</text:p>
          </table:table-cell>
          <table:table-cell table:style-name="Table4.A1" office:value-type="string">
            <text:p text:style-name="P38">416296.18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Table_20_Contents">Column Mean</text:p>
          </table:table-cell>
          <table:table-cell table:style-name="Table4.A1" office:value-type="string">
            <text:p text:style-name="P38">20682.52444</text:p>
          </table:table-cell>
          <table:table-cell table:style-name="Table4.A1" office:value-type="string">
            <text:p text:style-name="P38">20742.82667</text:p>
          </table:table-cell>
          <table:table-cell table:style-name="Table4.A1" office:value-type="string">
            <text:p text:style-name="P38">4829.78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8">15418.37704</text:p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Table_20_Contents">COlumn effect </text:p>
          </table:table-cell>
          <table:table-cell table:style-name="Table4.A1" office:value-type="string">
            <text:p text:style-name="P38">5264.147407</text:p>
          </table:table-cell>
          <table:table-cell table:style-name="Table4.A1" office:value-type="string">
            <text:p text:style-name="P38">5324.44963</text:p>
          </table:table-cell>
          <table:table-cell table:style-name="Table4.A1" office:value-type="string">
            <text:p text:style-name="P38">-10588.59704</text:p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18:57.026679066</meta:creation-date>
    <dc:date>2024-03-31T12:48:23.118043599</dc:date>
    <meta:editing-duration>PT4H15M58S</meta:editing-duration>
    <meta:editing-cycles>5</meta:editing-cycles>
    <meta:generator>LibreOffice/7.3.7.2$Linux_X86_64 LibreOffice_project/30$Build-2</meta:generator>
    <meta:document-statistic meta:table-count="4" meta:image-count="0" meta:object-count="0" meta:page-count="7" meta:paragraph-count="948" meta:word-count="1316" meta:character-count="6275" meta:non-whitespace-character-count="5859"/>
  </office:meta>
</office:document-meta>
</file>